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2000001CD2596DE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" draw:id="id2" draw:layer="layout" svg:width="4.5cm" svg:height="2.5cm" svg:x="8cm" svg:y="3.5cm">
          <text:p text:style-name="P1">555定时器的</text:p>
          <text:p text:style-name="P1">频率变化</text:p>
        </draw:rect>
        <draw:rect draw:style-name="gr1" draw:text-style-name="P1" xml:id="id1" draw:id="id1" draw:layer="layout" svg:width="4.5cm" svg:height="2.5cm" svg:x="2.5cm" svg:y="3.5cm">
          <text:p text:style-name="P1">容性传感器</text:p>
          <text:p text:style-name="P1">的容量变化</text:p>
        </draw:rect>
        <draw:rect draw:style-name="gr1" draw:text-style-name="P1" xml:id="id3" draw:id="id3" draw:layer="layout" svg:width="4.5cm" svg:height="2.5cm" svg:x="15cm" svg:y="3.5cm">
          <text:p text:style-name="P1">电压的变化</text:p>
        </draw:rect>
        <draw:connector draw:style-name="gr2" draw:text-style-name="P1" draw:layer="layout" svg:x1="7cm" svg:y1="4.75cm" svg:x2="8cm" svg:y2="4.75cm" draw:start-shape="id1" draw:start-glue-point="1" draw:end-shape="id2" draw:end-glue-point="3" svg:d="m7000 4750h1000">
          <text:p/>
        </draw:connector>
        <draw:connector draw:style-name="gr2" draw:text-style-name="P1" draw:layer="layout" svg:x1="12.5cm" svg:y1="4.75cm" svg:x2="15cm" svg:y2="4.75cm" draw:start-shape="id2" draw:start-glue-point="1" draw:end-shape="id3" svg:d="m12500 4750h2500">
          <text:p/>
        </draw:connector>
        <draw:frame draw:style-name="gr3" draw:text-style-name="P1" draw:layer="layout" svg:width="18.999cm" svg:height="12.13cm" svg:x="1.001cm" svg:y="8.87cm">
          <draw:image xlink:href="Pictures/10000000000002D2000001CD2596DEDA.png" xlink:type="simple" xlink:show="embed" xlink:actuate="onLoad">
            <text:p/>
          </draw:image>
        </draw:frame>
      </draw:page>
      <draw:page draw:name="page2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ven zdwang</meta:initial-creator>
    <meta:creation-date>2012-02-29T15:58:09.08</meta:creation-date>
    <meta:generator>OpenOffice.org/3.3$Win32 OpenOffice.org_project/330m20$Build-9567</meta:generator>
    <dc:date>2012-02-29T16:56:14.58</dc:date>
    <dc:creator>steven zdwang</dc:creator>
    <meta:editing-duration>PT58M9S</meta:editing-duration>
    <meta:editing-cycles>6</meta:editing-cycles>
    <meta:document-statistic meta:object-count="6"/>
  </office:meta>
</office:document-meta>
</file>